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Uczniowie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gzamin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A1:Klasy.I166">
          <table:sort>
            <table:sort-by table:field-number="7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4" table:order="descending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 table:display-filter-buttons="true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08:18.51421190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26:04.895402215</dc:date>
    <meta:generator>LibreOffice/5.4.2.2$Linux_X86_64 LibreOffice_project/40m0$Build-2</meta:generator>
    <meta:editing-duration>PT7M35S</meta:editing-duration>
    <meta:editing-cycles>3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